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officeooo:rsid="001bde9c" officeooo:paragraph-rsid="001bde9c"/>
    </style:style>
    <style:style style:name="P2" style:family="paragraph" style:parent-style-name="Standard">
      <style:paragraph-properties fo:line-height="150%"/>
      <style:text-properties fo:font-weight="bold" officeooo:rsid="001bde9c" officeooo:paragraph-rsid="001bde9c" style:font-weight-asian="bold" style:font-weight-complex="bold"/>
    </style:style>
    <style:style style:name="P3" style:family="paragraph" style:parent-style-name="Standard">
      <style:paragraph-properties fo:line-height="150%"/>
      <style:text-properties fo:font-weight="bold" officeooo:rsid="001bde9c" officeooo:paragraph-rsid="001ec937" style:font-weight-asian="bold" style:font-weight-complex="bold"/>
    </style:style>
    <style:style style:name="P4" style:family="paragraph" style:parent-style-name="Standard">
      <style:paragraph-properties fo:line-height="150%"/>
      <style:text-properties fo:font-weight="bold" officeooo:rsid="001bde9c" officeooo:paragraph-rsid="004582ec" style:font-weight-asian="bold" style:font-weight-complex="bold"/>
    </style:style>
    <style:style style:name="P5" style:family="paragraph" style:parent-style-name="Standard">
      <style:paragraph-properties fo:line-height="150%"/>
      <style:text-properties fo:font-weight="bold" officeooo:rsid="005d23bf" officeooo:paragraph-rsid="001bde9c" style:font-weight-asian="bold" style:font-weight-complex="bold"/>
    </style:style>
    <style:style style:name="P6" style:family="paragraph" style:parent-style-name="Standard">
      <style:paragraph-properties fo:line-height="150%"/>
      <style:text-properties fo:font-weight="bold" officeooo:rsid="0083e44b" officeooo:paragraph-rsid="0083e44b" style:font-weight-asian="bold" style:font-weight-complex="bold"/>
    </style:style>
    <style:style style:name="P7" style:family="paragraph" style:parent-style-name="Standard">
      <style:paragraph-properties fo:line-height="150%"/>
      <style:text-properties fo:font-weight="bold" officeooo:rsid="0083e44b" officeooo:paragraph-rsid="0089fa0e" style:font-weight-asian="bold" style:font-weight-complex="bold"/>
    </style:style>
    <style:style style:name="P8" style:family="paragraph" style:parent-style-name="Standard">
      <style:paragraph-properties fo:line-height="150%"/>
      <style:text-properties fo:font-weight="normal" officeooo:rsid="001bde9c" officeooo:paragraph-rsid="001bde9c" style:font-weight-asian="normal" style:font-weight-complex="normal"/>
    </style:style>
    <style:style style:name="P9" style:family="paragraph" style:parent-style-name="Standard">
      <style:paragraph-properties fo:line-height="150%"/>
      <style:text-properties fo:font-weight="normal" officeooo:rsid="00500674" officeooo:paragraph-rsid="00500674" style:font-weight-asian="normal" style:font-weight-complex="normal"/>
    </style:style>
    <style:style style:name="P10" style:family="paragraph" style:parent-style-name="Standard">
      <style:paragraph-properties fo:line-height="150%"/>
      <style:text-properties fo:font-weight="normal" officeooo:rsid="0083e44b" officeooo:paragraph-rsid="0083e44b" style:font-weight-asian="normal" style:font-weight-complex="normal"/>
    </style:style>
    <style:style style:name="P11" style:family="paragraph" style:parent-style-name="Standard">
      <style:paragraph-properties fo:line-height="150%"/>
      <style:text-properties fo:font-weight="normal" officeooo:rsid="009a98e7" officeooo:paragraph-rsid="009a98e7" style:font-weight-asian="normal" style:font-weight-complex="normal"/>
    </style:style>
    <style:style style:name="P12" style:family="paragraph" style:parent-style-name="Standard">
      <style:paragraph-properties fo:line-height="150%"/>
      <style:text-properties fo:font-weight="normal" officeooo:rsid="00a41e5e" officeooo:paragraph-rsid="00a41e5e" style:font-weight-asian="normal" style:font-weight-complex="normal"/>
    </style:style>
    <style:style style:name="P13" style:family="paragraph" style:parent-style-name="Standard">
      <style:paragraph-properties fo:line-height="150%" fo:break-before="page"/>
      <style:text-properties fo:font-weight="normal" officeooo:rsid="0083e44b" officeooo:paragraph-rsid="001bde9c" style:font-weight-asian="normal" style:font-weight-complex="normal"/>
    </style:style>
    <style:style style:name="P14" style:family="paragraph" style:parent-style-name="Standard">
      <style:paragraph-properties fo:line-height="150%" fo:break-before="page"/>
      <style:text-properties fo:font-weight="bold" officeooo:rsid="009b3da0" officeooo:paragraph-rsid="009b3da0" style:font-weight-asian="bold" style:font-weight-complex="bold"/>
    </style:style>
    <style:style style:name="P15" style:family="paragraph" style:parent-style-name="Standard" style:list-style-name="L1">
      <style:paragraph-properties fo:line-height="150%"/>
      <style:text-properties officeooo:rsid="001bde9c" officeooo:paragraph-rsid="00403cfd"/>
    </style:style>
    <style:style style:name="P16" style:family="paragraph" style:parent-style-name="Standard" style:list-style-name="L1">
      <style:paragraph-properties fo:line-height="150%"/>
      <style:text-properties officeooo:rsid="001bde9c" officeooo:paragraph-rsid="0020b31a"/>
    </style:style>
    <style:style style:name="P17" style:family="paragraph" style:parent-style-name="Standard" style:list-style-name="L3">
      <style:paragraph-properties fo:line-height="150%"/>
      <style:text-properties officeooo:rsid="001bde9c" officeooo:paragraph-rsid="004582ec"/>
    </style:style>
    <style:style style:name="P18" style:family="paragraph" style:parent-style-name="Standard">
      <style:paragraph-properties fo:line-height="150%"/>
      <style:text-properties officeooo:rsid="001bde9c" officeooo:paragraph-rsid="001bde9c"/>
    </style:style>
    <style:style style:name="P19" style:family="paragraph" style:parent-style-name="Standard" style:list-style-name="L1">
      <style:paragraph-properties fo:line-height="150%"/>
      <style:text-properties officeooo:rsid="0053bcd4" officeooo:paragraph-rsid="0073a224"/>
    </style:style>
    <style:style style:name="P20" style:family="paragraph" style:parent-style-name="Standard" style:list-style-name="L2">
      <style:paragraph-properties fo:line-height="150%"/>
      <style:text-properties officeooo:rsid="0079c66e" officeooo:paragraph-rsid="0079c66e"/>
    </style:style>
    <style:style style:name="P21" style:family="paragraph" style:parent-style-name="Standard" style:list-style-name="L2">
      <style:paragraph-properties fo:line-height="150%"/>
      <style:text-properties officeooo:paragraph-rsid="00649417"/>
    </style:style>
    <style:style style:name="P22" style:family="paragraph" style:parent-style-name="Standard" style:list-style-name="L4">
      <style:paragraph-properties fo:line-height="150%"/>
      <style:text-properties officeooo:paragraph-rsid="0089fa0e"/>
    </style:style>
    <style:style style:name="P23" style:family="paragraph" style:parent-style-name="Standard" style:list-style-name="L5">
      <style:paragraph-properties fo:line-height="150%"/>
      <style:text-properties officeooo:paragraph-rsid="0096cea9"/>
    </style:style>
    <style:style style:name="P24" style:family="paragraph" style:parent-style-name="Standard" style:list-style-name="L6">
      <style:paragraph-properties fo:line-height="150%"/>
      <style:text-properties officeooo:paragraph-rsid="00b4301f"/>
    </style:style>
    <style:style style:name="P25" style:family="paragraph" style:parent-style-name="Standard" style:list-style-name="L6">
      <style:paragraph-properties fo:line-height="150%"/>
      <style:text-properties officeooo:paragraph-rsid="00d2a658"/>
    </style:style>
    <style:style style:name="P26" style:family="paragraph" style:parent-style-name="Standard">
      <style:paragraph-properties fo:line-height="150%"/>
      <style:text-properties officeooo:paragraph-rsid="00b6e03b"/>
    </style:style>
    <style:style style:name="P27" style:family="paragraph" style:parent-style-name="Standard">
      <style:paragraph-properties fo:line-height="150%"/>
      <style:text-properties officeooo:paragraph-rsid="00ba8f73"/>
    </style:style>
    <style:style style:name="P28" style:family="paragraph" style:parent-style-name="Standard" style:list-style-name="L2">
      <style:paragraph-properties fo:line-height="150%"/>
      <style:text-properties officeooo:rsid="0046a306" officeooo:paragraph-rsid="00701795"/>
    </style:style>
    <style:style style:name="P29" style:family="paragraph" style:parent-style-name="Standard" style:list-style-name="L2">
      <style:paragraph-properties fo:line-height="150%"/>
      <style:text-properties officeooo:rsid="007bb2f8" officeooo:paragraph-rsid="007bb2f8"/>
    </style:style>
    <style:style style:name="P30" style:family="paragraph" style:parent-style-name="Standard" style:list-style-name="L3">
      <style:paragraph-properties fo:line-height="150%"/>
      <style:text-properties officeooo:rsid="0064f3bc" officeooo:paragraph-rsid="006bab62"/>
    </style:style>
    <style:style style:name="P31" style:family="paragraph" style:parent-style-name="Standard" style:list-style-name="L3">
      <style:paragraph-properties fo:line-height="150%"/>
      <style:text-properties officeooo:rsid="0064f3bc" officeooo:paragraph-rsid="00790b90"/>
    </style:style>
    <style:style style:name="P32" style:family="paragraph" style:parent-style-name="Standard" style:list-style-name="L4">
      <style:paragraph-properties fo:line-height="150%"/>
      <style:text-properties officeooo:rsid="0089fa0e" officeooo:paragraph-rsid="008c93ff"/>
    </style:style>
    <style:style style:name="P33" style:family="paragraph" style:parent-style-name="Standard" style:list-style-name="L4">
      <style:paragraph-properties fo:line-height="150%"/>
      <style:text-properties officeooo:rsid="0089fa0e" officeooo:paragraph-rsid="008e0356"/>
    </style:style>
    <style:style style:name="P34" style:family="paragraph" style:parent-style-name="Standard" style:list-style-name="L4">
      <style:paragraph-properties fo:line-height="150%"/>
      <style:text-properties fo:font-weight="normal" officeooo:rsid="0085c526" officeooo:paragraph-rsid="008e0356" style:font-weight-asian="normal" style:font-weight-complex="normal"/>
    </style:style>
    <style:style style:name="P35" style:family="paragraph" style:parent-style-name="Standard" style:list-style-name="L5">
      <style:paragraph-properties fo:line-height="150%"/>
      <style:text-properties fo:font-weight="normal" officeooo:rsid="008ec506" officeooo:paragraph-rsid="008ec506" style:font-weight-asian="normal" style:font-weight-complex="normal"/>
    </style:style>
    <style:style style:name="P36" style:family="paragraph" style:parent-style-name="Standard" style:list-style-name="L5">
      <style:paragraph-properties fo:line-height="150%"/>
      <style:text-properties fo:font-weight="normal" officeooo:rsid="00940f36" officeooo:paragraph-rsid="00940f36" style:font-weight-asian="normal" style:font-weight-complex="normal"/>
    </style:style>
    <style:style style:name="P37" style:family="paragraph" style:parent-style-name="Standard" style:list-style-name="L5">
      <style:paragraph-properties fo:line-height="150%"/>
      <style:text-properties fo:font-weight="normal" officeooo:rsid="009495a0" officeooo:paragraph-rsid="009495a0" style:font-weight-asian="normal" style:font-weight-complex="normal"/>
    </style:style>
    <style:style style:name="P38" style:family="paragraph" style:parent-style-name="Standard" style:list-style-name="L5">
      <style:paragraph-properties fo:line-height="150%"/>
      <style:text-properties fo:font-weight="normal" officeooo:rsid="009495a0" officeooo:paragraph-rsid="0096dfdf" style:font-weight-asian="normal" style:font-weight-complex="normal"/>
    </style:style>
    <style:style style:name="P39" style:family="paragraph" style:parent-style-name="Standard" style:list-style-name="L5">
      <style:paragraph-properties fo:line-height="150%"/>
      <style:text-properties fo:font-weight="normal" officeooo:rsid="009a98e7" officeooo:paragraph-rsid="009a98e7" style:font-weight-asian="normal" style:font-weight-complex="normal"/>
    </style:style>
    <style:style style:name="P40" style:family="paragraph" style:parent-style-name="Standard">
      <style:paragraph-properties fo:line-height="150%"/>
      <style:text-properties fo:font-weight="normal" officeooo:rsid="00a9a206" officeooo:paragraph-rsid="00a9a206" style:font-weight-asian="normal" style:font-weight-complex="normal"/>
    </style:style>
    <style:style style:name="P41" style:family="paragraph" style:parent-style-name="Standard">
      <style:paragraph-properties fo:line-height="150%"/>
      <style:text-properties fo:font-weight="normal" officeooo:rsid="00a9a206" officeooo:paragraph-rsid="009b3da0" style:font-weight-asian="normal" style:font-weight-complex="normal"/>
    </style:style>
    <style:style style:name="P42" style:family="paragraph" style:parent-style-name="Standard">
      <style:paragraph-properties fo:line-height="150%"/>
      <style:text-properties fo:font-weight="bold" officeooo:rsid="00a9a206" officeooo:paragraph-rsid="00a9a206" style:font-weight-asian="bold" style:font-weight-complex="bold"/>
    </style:style>
    <style:style style:name="P43" style:family="paragraph" style:parent-style-name="Standard">
      <style:paragraph-properties fo:line-height="150%"/>
      <style:text-properties fo:font-weight="bold" officeooo:paragraph-rsid="00ba8f73" style:font-weight-asian="bold" style:font-weight-complex="bold"/>
    </style:style>
    <style:style style:name="P44" style:family="paragraph" style:parent-style-name="Standard" style:list-style-name="L1">
      <style:paragraph-properties fo:margin-left="0.4925in" fo:margin-right="0in" fo:line-height="150%" fo:text-indent="-0.25in" style:auto-text-indent="false"/>
      <style:text-properties officeooo:rsid="001bde9c" officeooo:paragraph-rsid="001ec937"/>
    </style:style>
    <style:style style:name="P45" style:family="paragraph" style:parent-style-name="Standard" style:list-style-name="L1">
      <style:paragraph-properties fo:margin-left="0.4925in" fo:margin-right="0in" fo:line-height="150%" fo:text-indent="-0.25in" style:auto-text-indent="false"/>
      <style:text-properties officeooo:rsid="00308325" officeooo:paragraph-rsid="003556fc"/>
    </style:style>
    <style:style style:name="P46" style:family="paragraph" style:parent-style-name="Standard" style:list-style-name="L1">
      <style:paragraph-properties fo:margin-left="0.4925in" fo:margin-right="0in" fo:line-height="150%" fo:text-indent="-0.25in" style:auto-text-indent="false"/>
      <style:text-properties officeooo:paragraph-rsid="00493575"/>
    </style:style>
    <style:style style:name="P47" style:family="paragraph" style:parent-style-name="Standard" style:list-style-name="L1">
      <style:paragraph-properties fo:margin-left="0.4925in" fo:margin-right="0in" fo:line-height="150%" fo:text-indent="-0.25in" style:auto-text-indent="false"/>
      <style:text-properties officeooo:rsid="002cfaf8" officeooo:paragraph-rsid="0041be62"/>
    </style:style>
    <style:style style:name="T1" style:family="text">
      <style:text-properties officeooo:rsid="0025c1d3"/>
    </style:style>
    <style:style style:name="T2" style:family="text">
      <style:text-properties fo:font-weight="normal" style:font-weight-asian="normal" style:font-weight-complex="normal"/>
    </style:style>
    <style:style style:name="T3" style:family="text">
      <style:text-properties fo:font-weight="normal" officeooo:rsid="004873ea" style:font-weight-asian="normal" style:font-weight-complex="normal"/>
    </style:style>
    <style:style style:name="T4" style:family="text">
      <style:text-properties fo:font-weight="normal" officeooo:rsid="00493575" style:font-weight-asian="normal" style:font-weight-complex="normal"/>
    </style:style>
    <style:style style:name="T5" style:family="text">
      <style:text-properties fo:font-weight="normal" officeooo:rsid="004b41dc" style:font-weight-asian="normal" style:font-weight-complex="normal"/>
    </style:style>
    <style:style style:name="T6" style:family="text">
      <style:text-properties fo:font-weight="normal" officeooo:rsid="004d3136" style:font-weight-asian="normal" style:font-weight-complex="normal"/>
    </style:style>
    <style:style style:name="T7" style:family="text">
      <style:text-properties fo:font-weight="normal" officeooo:rsid="005d23bf" style:font-weight-asian="normal" style:font-weight-complex="normal"/>
    </style:style>
    <style:style style:name="T8" style:family="text">
      <style:text-properties fo:font-weight="normal" officeooo:rsid="005d769d" style:font-weight-asian="normal" style:font-weight-complex="normal"/>
    </style:style>
    <style:style style:name="T9" style:family="text">
      <style:text-properties fo:font-weight="normal" officeooo:rsid="005f4baa" style:font-weight-asian="normal" style:font-weight-complex="normal"/>
    </style:style>
    <style:style style:name="T10" style:family="text">
      <style:text-properties fo:font-weight="normal" officeooo:rsid="0064fc48" style:font-weight-asian="normal" style:font-weight-complex="normal"/>
    </style:style>
    <style:style style:name="T11" style:family="text">
      <style:text-properties fo:font-weight="normal" officeooo:rsid="0066a766" style:font-weight-asian="normal" style:font-weight-complex="normal"/>
    </style:style>
    <style:style style:name="T12" style:family="text">
      <style:text-properties fo:font-weight="normal" officeooo:rsid="006bab62" style:font-weight-asian="normal" style:font-weight-complex="normal"/>
    </style:style>
    <style:style style:name="T13" style:family="text">
      <style:text-properties fo:font-weight="normal" officeooo:rsid="006d3651" style:font-weight-asian="normal" style:font-weight-complex="normal"/>
    </style:style>
    <style:style style:name="T14" style:family="text">
      <style:text-properties fo:font-weight="normal" officeooo:rsid="006dc13d" style:font-weight-asian="normal" style:font-weight-complex="normal"/>
    </style:style>
    <style:style style:name="T15" style:family="text">
      <style:text-properties fo:font-weight="normal" officeooo:rsid="006f5681" style:font-weight-asian="normal" style:font-weight-complex="normal"/>
    </style:style>
    <style:style style:name="T16" style:family="text">
      <style:text-properties fo:font-weight="normal" officeooo:rsid="00701795" style:font-weight-asian="normal" style:font-weight-complex="normal"/>
    </style:style>
    <style:style style:name="T17" style:family="text">
      <style:text-properties fo:font-weight="normal" officeooo:rsid="0047e072" style:font-weight-asian="normal" style:font-weight-complex="normal"/>
    </style:style>
    <style:style style:name="T18" style:family="text">
      <style:text-properties fo:font-weight="normal" officeooo:rsid="00790b90" style:font-weight-asian="normal" style:font-weight-complex="normal"/>
    </style:style>
    <style:style style:name="T19" style:family="text">
      <style:text-properties fo:font-weight="normal" officeooo:rsid="007e79a6" style:font-weight-asian="normal" style:font-weight-complex="normal"/>
    </style:style>
    <style:style style:name="T20" style:family="text">
      <style:text-properties fo:font-weight="normal" officeooo:rsid="007fba76" style:font-weight-asian="normal" style:font-weight-complex="normal"/>
    </style:style>
    <style:style style:name="T21" style:family="text">
      <style:text-properties fo:font-weight="normal" officeooo:rsid="0080ce0d" style:font-weight-asian="normal" style:font-weight-complex="normal"/>
    </style:style>
    <style:style style:name="T22" style:family="text">
      <style:text-properties fo:font-weight="normal" officeooo:rsid="00829236" style:font-weight-asian="normal" style:font-weight-complex="normal"/>
    </style:style>
    <style:style style:name="T23" style:family="text">
      <style:text-properties fo:font-weight="normal" officeooo:rsid="0082a30f" style:font-weight-asian="normal" style:font-weight-complex="normal"/>
    </style:style>
    <style:style style:name="T24" style:family="text">
      <style:text-properties fo:font-weight="normal" officeooo:rsid="0084c15e" style:font-weight-asian="normal" style:font-weight-complex="normal"/>
    </style:style>
    <style:style style:name="T25" style:family="text">
      <style:text-properties fo:font-weight="normal" officeooo:rsid="00864e42" style:font-weight-asian="normal" style:font-weight-complex="normal"/>
    </style:style>
    <style:style style:name="T26" style:family="text">
      <style:text-properties fo:font-weight="normal" officeooo:rsid="0087a782" style:font-weight-asian="normal" style:font-weight-complex="normal"/>
    </style:style>
    <style:style style:name="T27" style:family="text">
      <style:text-properties fo:font-weight="normal" officeooo:rsid="008aa56e" style:font-weight-asian="normal" style:font-weight-complex="normal"/>
    </style:style>
    <style:style style:name="T28" style:family="text">
      <style:text-properties fo:font-weight="normal" officeooo:rsid="008accac" style:font-weight-asian="normal" style:font-weight-complex="normal"/>
    </style:style>
    <style:style style:name="T29" style:family="text">
      <style:text-properties fo:font-weight="normal" officeooo:rsid="0085c526" style:font-weight-asian="normal" style:font-weight-complex="normal"/>
    </style:style>
    <style:style style:name="T30" style:family="text">
      <style:text-properties fo:font-weight="normal" officeooo:rsid="009495a0" style:font-weight-asian="normal" style:font-weight-complex="normal"/>
    </style:style>
    <style:style style:name="T31" style:family="text">
      <style:text-properties fo:font-weight="normal" officeooo:rsid="0096e7ea" style:font-weight-asian="normal" style:font-weight-complex="normal"/>
    </style:style>
    <style:style style:name="T32" style:family="text">
      <style:text-properties fo:font-weight="normal" officeooo:rsid="00985067" style:font-weight-asian="normal" style:font-weight-complex="normal"/>
    </style:style>
    <style:style style:name="T33" style:family="text">
      <style:text-properties fo:font-weight="normal" officeooo:rsid="0098afc5" style:font-weight-asian="normal" style:font-weight-complex="normal"/>
    </style:style>
    <style:style style:name="T34" style:family="text">
      <style:text-properties fo:font-weight="normal" officeooo:rsid="00a9a206" style:font-weight-asian="normal" style:font-weight-complex="normal"/>
    </style:style>
    <style:style style:name="T35" style:family="text">
      <style:text-properties fo:font-weight="normal" officeooo:rsid="00b20ffb" style:font-weight-asian="normal" style:font-weight-complex="normal"/>
    </style:style>
    <style:style style:name="T36" style:family="text">
      <style:text-properties fo:font-weight="normal" officeooo:rsid="00abca36" style:font-weight-asian="normal" style:font-weight-complex="normal"/>
    </style:style>
    <style:style style:name="T37" style:family="text">
      <style:text-properties fo:font-weight="normal" officeooo:rsid="00ad1646" style:font-weight-asian="normal" style:font-weight-complex="normal"/>
    </style:style>
    <style:style style:name="T38" style:family="text">
      <style:text-properties fo:font-weight="normal" officeooo:rsid="00adf72a" style:font-weight-asian="normal" style:font-weight-complex="normal"/>
    </style:style>
    <style:style style:name="T39" style:family="text">
      <style:text-properties fo:font-weight="normal" officeooo:rsid="00b6e03b" style:font-weight-asian="normal" style:font-weight-complex="normal"/>
    </style:style>
    <style:style style:name="T40" style:family="text">
      <style:text-properties fo:font-weight="normal" officeooo:rsid="00b8d603" style:font-weight-asian="normal" style:font-weight-complex="normal"/>
    </style:style>
    <style:style style:name="T41" style:family="text">
      <style:text-properties fo:font-weight="normal" officeooo:rsid="00cc33b1" style:font-weight-asian="normal" style:font-weight-complex="normal"/>
    </style:style>
    <style:style style:name="T42" style:family="text">
      <style:text-properties fo:font-weight="normal" officeooo:rsid="00cdedb9" style:font-weight-asian="normal" style:font-weight-complex="normal"/>
    </style:style>
    <style:style style:name="T43" style:family="text">
      <style:text-properties fo:font-weight="normal" officeooo:rsid="00cf847e" style:font-weight-asian="normal" style:font-weight-complex="normal"/>
    </style:style>
    <style:style style:name="T44" style:family="text">
      <style:text-properties fo:font-weight="normal" officeooo:rsid="00d21a6b" style:font-weight-asian="normal" style:font-weight-complex="normal"/>
    </style:style>
    <style:style style:name="T45" style:family="text">
      <style:text-properties fo:font-weight="normal" officeooo:rsid="00d2a658" style:font-weight-asian="normal" style:font-weight-complex="normal"/>
    </style:style>
    <style:style style:name="T46" style:family="text">
      <style:text-properties fo:font-weight="normal" officeooo:rsid="00d919a1" style:font-weight-asian="normal" style:font-weight-complex="normal"/>
    </style:style>
    <style:style style:name="T47" style:family="text">
      <style:text-properties fo:font-weight="normal" officeooo:rsid="00da98e9" style:font-weight-asian="normal" style:font-weight-complex="normal"/>
    </style:style>
    <style:style style:name="T48" style:family="text">
      <style:text-properties fo:font-weight="normal" officeooo:rsid="00dcc8cd" style:font-weight-asian="normal" style:font-weight-complex="normal"/>
    </style:style>
    <style:style style:name="T49" style:family="text">
      <style:text-properties officeooo:rsid="00499d37"/>
    </style:style>
    <style:style style:name="T50" style:family="text">
      <style:text-properties officeooo:rsid="00551ff0"/>
    </style:style>
    <style:style style:name="T51" style:family="text">
      <style:text-properties officeooo:rsid="00904e6d"/>
    </style:style>
    <style:style style:name="T52" style:family="text">
      <style:text-properties officeooo:rsid="00922e5c"/>
    </style:style>
    <style:style style:name="T53" style:family="text">
      <style:text-properties officeooo:rsid="009645e5"/>
    </style:style>
    <style:style style:name="T54" style:family="text">
      <style:text-properties officeooo:rsid="00b98c27"/>
    </style:style>
    <style:style style:name="T55" style:family="text">
      <style:text-properties officeooo:rsid="00ba8f73"/>
    </style:style>
    <style:style style:name="T56" style:family="text">
      <style:text-properties officeooo:rsid="00bd1b24"/>
    </style:style>
    <style:style style:name="T57" style:family="text">
      <style:text-properties officeooo:rsid="00bed6f9"/>
    </style:style>
    <style:style style:name="T58" style:family="text">
      <style:text-properties officeooo:rsid="00bfaff9"/>
    </style:style>
    <style:style style:name="T59" style:family="text">
      <style:text-properties officeooo:rsid="00c0c7dc"/>
    </style:style>
    <style:style style:name="T60" style:family="text">
      <style:text-properties officeooo:rsid="00c6ee9d"/>
    </style:style>
    <style:style style:name="T61" style:family="text">
      <style:text-properties officeooo:rsid="00c728d6"/>
    </style:style>
    <style:style style:name="T62" style:family="text">
      <style:text-properties officeooo:rsid="00c9fafe"/>
    </style:style>
    <style:style style:name="T63" style:family="text">
      <style:text-properties officeooo:rsid="00d69b95"/>
    </style:style>
    <style:style style:name="T64" style:family="text">
      <style:text-properties officeooo:rsid="00dc2d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Downloaded:</text:p>
      <text:p text:style-name="P8">nov <text:s/>6 2016 22:12:12 <text:span text:style-name="T1">Slovak time</text:span></text:p>
      <text:p text:style-name="P1"/>
      <text:p text:style-name="P3">1a. What observations and conclusions can you draw about this incident?</text:p>
      <text:p text:style-name="P9">Short version: The Windows 7 system is exploited using Internet Explorer Flash plugin, malicious payload is downloaded and executed.</text:p>
      <text:list xml:id="list6241701217372237237" text:style-name="L1">
        <text:list-item>
          <text:p text:style-name="P44">the first visited web-page "goodwinstep.tk" probably has iframe\js that collect basic intelligence about the visiting user like IP, URL, User-Agent, and installed plugins</text:p>
        </text:list-item>
        <text:list-item>
          <text:p text:style-name="P44">the user is then immediately redirected to the exploit based on the previous intel, which, in this case, exploited Flash Player vulnerability in the served SWF file (via redirection or iframe)</text:p>
        </text:list-item>
        <text:list-item>
          <text:p text:style-name="P44">exploit <text:s/>use flash Vector object vulnerability to achieve arbitrary read\write memory access, then it takes over program – Flash plugin – execution</text:p>
        </text:list-item>
        <text:list-item>
          <text:p text:style-name="P15">exploit code loads winhttp.dll and advapi32.dll libraries</text:p>
        </text:list-item>
        <text:list-item>
          <text:p text:style-name="P45">exploit code calls VirtualProtect with the parameter PAGE_EXECUTE_READWRITE, then change the memory region to PAGE_EXECUTE_READ for the execution</text:p>
        </text:list-item>
        <text:list-item>
          <text:p text:style-name="P46"><text:span text:style-name="T49">memory is allocated using VirtualAlloc</text:span><text:span text:style-name="T3"> </text:span><text:span text:style-name="T5">with the flag</text:span><text:span text:style-name="Strong_20_Emphasis"><text:span text:style-name="T2"> </text:span></text:span><text:span text:style-name="Strong_20_Emphasis"><text:span text:style-name="T4">PAGE_EXECUTE_READWRITE, </text:span></text:span><text:span text:style-name="Strong_20_Emphasis"><text:span text:style-name="T6">multiple calls are made</text:span></text:span></text:p>
        </text:list-item>
        <text:list-item>
          <text:p text:style-name="P47">malicious payload is stored to the Temp directory as "80D4.tmp" file, the Temp path string is found by calling GetTempPathA, the file is stored by calling CreateFileA function</text:p>
        </text:list-item>
        <text:list-item>
          <text:p text:style-name="P16">I believe "80D4.tmp" is an DLL library, which is then injected into Internet Explorer process using CreateProcessInternalW API call, but due to really small differences between DLL and PE EXE file structure, both of them can be loaded into an existing process</text:p>
        </text:list-item>
        <text:list-item>
          <text:p text:style-name="P19">The payload then contact control server – <text:span text:style-name="T50">10.0.0.2:8080 - IP belongs to the local network, I believe that some Metasploit module, or other exploitation framework is used for penetration testing in this case</text:span></text:p>
        </text:list-item>
      </text:list>
      <text:p text:style-name="P1"/>
      <text:p text:style-name="P2">1b. What automated detection and analysis could have been used to detect this</text:p>
      <text:p text:style-name="P2"><text:s text:c="4"/>malware? Provide as much detail as you can about possible detection</text:p>
      <text:p text:style-name="P2"><text:s text:c="4"/>techniques, including those that weren't used to produce this alert.</text:p>
      <text:p text:style-name="P5"/>
      <text:list xml:id="list3760756067172303996" text:style-name="L2">
        <text:list-item>
          <text:p text:style-name="P20">Check for the suspicious redirections, in the case that “<text:span text:style-name="T64">suspicious</text:span>” URL redirecting to the Flash component, Flash component should not be served to the endpoint.</text:p>
        </text:list-item>
        <text:list-item>
          <text:p text:style-name="P21"><text:soft-page-break/><text:span text:style-name="T7">Obfuscated </text:span><text:span text:style-name="T48">JavaScript</text:span><text:span text:style-name="T7"> can be executed and </text:span><text:span text:style-name="T8">analyzed</text:span><text:span text:style-name="T7"> by independent </text:span><text:span text:style-name="T8">JavaScript</text:span><text:span text:style-name="T7"> engine </text:span><text:span text:style-name="T8">(ie. </text:span>JSDetox, <text:span text:style-name="T8">Chrome v8, </text:span>SpiderMonkey<text:span text:style-name="T8">) </text:span><text:span text:style-name="T7">using honeypot / virtual machine. </text:span><text:span text:style-name="T9">If the known URL is present, we should break the execution. This can be implemented like recommendation engine within the internal network, but the latency will be high, if we want to check every link.</text:span></text:p>
        </text:list-item>
        <text:list-item>
          <text:p text:style-name="P28"><text:span text:style-name="T9">URL pattern</text:span><text:span text:style-name="T16">s</text:span><text:span text:style-name="T9">, file names, and file hashes should be investigated </text:span><text:span text:style-name="T17">so an appropriate rules can be created for the monitoring</text:span></text:p>
        </text:list-item>
        <text:list-item>
          <text:p text:style-name="P29"><text:span text:style-name="T2">the first website serving the redirection is probably hacked, but due to expensive nature of the exploits, we can predict that the exploit is hosted on the machine </text:span><text:span text:style-name="T19">operated directly by the attackers as they do not want to have </text:span><text:span text:style-name="T21">exploits</text:span><text:span text:style-name="T20"> stolen, analyzed and IPs blocked. </text:span><text:span text:style-name="T21">Directly operated and owned \ rented machines are </text:span><text:span text:style-name="T22">not cheaply changed, we should use this </text:span><text:span text:style-name="T23">in our blacklist</text:span></text:p>
        </text:list-item>
      </text:list>
      <text:p text:style-name="P1"/>
      <text:p text:style-name="P2">1c. What recommendations would you make to prevent future compromise from</text:p>
      <text:p text:style-name="P4"><text:s text:c="4"/>similar threats?</text:p>
      <text:list xml:id="list3295432537582738089" text:style-name="L3">
        <text:list-item>
          <text:p text:style-name="P17">in this case update Flash, because vulnerability which exploits Vector structure is not the newest one</text:p>
        </text:list-item>
        <text:list-item>
          <text:p text:style-name="P17">I would strongly recommend to uninstall \ forbid Flash, ActiveX and Java plugin as well</text:p>
        </text:list-item>
        <text:list-item>
          <text:p text:style-name="P17">Better practice is to DISABLE all 3rd party plugins, and restrict JavaScript for the same URL origin policy,</text:p>
        </text:list-item>
        <text:list-item>
          <text:p text:style-name="P17">Block all JavaScript beacons in general using browser extensions (AdBlock, Ghostery - probably not helpful in this case)</text:p>
        </text:list-item>
        <text:list-item>
          <text:p text:style-name="P17">Use browser with sandboxing implemented - ie. Chromium, or use browser in an sandbox or Virtual machine</text:p>
        </text:list-item>
        <text:list-item>
          <text:p text:style-name="P17">Implement policy for all browsers on the internal network to have recommended settings and regular updates</text:p>
        </text:list-item>
        <text:list-item>
          <text:p text:style-name="P17">IPS system should blacklist all URL addresses that are known to serve malicious code, we should add this URL to the blacklist as well</text:p>
        </text:list-item>
        <text:list-item>
          <text:p text:style-name="P30"><text:span text:style-name="T9">I</text:span><text:span text:style-name="T2">f the setting does not brick the environment, in some </text:span><text:span text:style-name="T11">corner </text:span><text:span text:style-name="T2">cases we </text:span><text:span text:style-name="T10">can set variables like DebuggerPresent, </text:span><text:span text:style-name="Strong_20_Emphasis"><text:span text:style-name="T12">SystemKernelDebuggerInformation </text:span></text:span><text:span text:style-name="Strong_20_Emphasis"><text:span text:style-name="T13">or use known names of the VM processes in order to stop execution of the payload. This trick can be used again obfuscated, honeypot aware samples, but </text:span></text:span><text:span text:style-name="Strong_20_Emphasis"><text:span text:style-name="T14">this is really not the </text:span></text:span><text:span text:style-name="Strong_20_Emphasis"><text:span text:style-name="T15">good choice</text:span></text:span></text:p>
        </text:list-item>
        <text:list-item>
          <text:p text:style-name="P31"><text:span text:style-name="Strong_20_Emphasis"><text:span text:style-name="T18">setup firewall with the manual rules creation, in this case, the malware will be installed anyway, but you can mitigate his ability to communicate after infection</text:span></text:span></text:p>
        </text:list-item>
      </text:list>
      <text:p text:style-name="P13"/>
      <text:p text:style-name="P7">2a. What observations and conclusions can you draw about this incident?</text:p>
      <text:list xml:id="list4876045107439770931" text:style-name="L4">
        <text:list-item>
          <text:p text:style-name="P22"><text:span text:style-name="T24">The infected php Wordpress webpage is used as an C&amp;C </text:span><text:span text:style-name="T25">server</text:span><text:span text:style-name="T24">. </text:span><text:span text:style-name="T26">Unknown data blob</text:span><text:span text:style-name="T24"> </text:span><text:span text:style-name="T26">is </text:span><text:span text:style-name="T24">sent there </text:span><text:span text:style-name="T31">using HTTP POST request.</text:span></text:p>
        </text:list-item>
        <text:list-item>
          <text:p text:style-name="P32"><text:span text:style-name="T24">4 </text:span><text:span text:style-name="T2">different </text:span><text:span text:style-name="T27">addresses</text:span><text:span text:style-name="T2"> are contacted,</text:span><text:span text:style-name="T28"> blob is sent to 3 of them, the first domain accepted it </text:span><text:span text:style-name="T32">with the HTTP 200 OK</text:span></text:p>
        </text:list-item>
        <text:list-item>
          <text:p text:style-name="P33"><text:span text:style-name="T29">According to the “/</text:span><text:span text:style-name="T33">bstr.php</text:span><text:span text:style-name="T29">” URLs used for POST requests, TeslaCrypt:) ransomware is used. </text:span><text:span text:style-name="T46">We do not have an executable, so we must find out how the </text:span><text:span text:style-name="T47">request</text:span><text:span text:style-name="T46"> data are </text:span><text:span text:style-name="T47">structured</text:span><text:span text:style-name="T46">.</text:span></text:p>
        </text:list-item>
        <text:list-item>
          <text:p text:style-name="P34">TeslaCrypt in the earlier versions used symmetric key for key delivery mechanism, we should try to exploit this vulnerability.</text:p>
        </text:list-item>
      </text:list>
      <text:p text:style-name="P10"/>
      <text:p text:style-name="P6">2b. What actions and recommendations would you make to recover from this</text:p>
      <text:p text:style-name="P6"><text:s text:c="4"/>ransomware infection?</text:p>
      <text:list xml:id="list862349283955924113" text:style-name="L5">
        <text:list-item>
          <text:p text:style-name="P35">I can write decryption routine based on <text:span text:style-name="T51">the </text:span>CheckPoint <text:span text:style-name="T52">TeslaCrypt analysis</text:span>:</text:p>
          <text:p text:style-name="P35"><text:a xlink:type="simple" xlink:href="https://blog.checkpoint.com/wp-content/uploads/2016/05/Tesla-crypt-whitepaper_V3.pdf">https://blog.checkpoint.com/wp-content/uploads/2016/05/Tesla-crypt-whitepaper_V3.pdf</text:a></text:p>
        </text:list-item>
        <text:list-item>
          <text:p text:style-name="P36">from the captured traffic, we can decrypt captured HTTP POST data using static <text:span text:style-name="T63">IV, key</text:span>:</text:p>
          <text:p text:style-name="P36">IV = '\xFF\xFF\xAA\xAA\x00\x00\xBE\xEF\xDE\xAD\x00\x00\xBE\xFF\xFF\xFF'</text:p>
          <text:p text:style-name="P36">key = sha256("0324532423723948572379453249857")</text:p>
        </text:list-item>
        <text:list-item>
          <text:p text:style-name="P36">We have obtained all the necessary information for the decryption:</text:p>
          <text:p text:style-name="P37">Sub=Ping&amp;dh=04CD4AD422DD2AC3E2CF8FC37C6D223649E0FFA4372B92FA680649B0ACE2D73D776B11767711CFB1BDB2CC40EB3FA5F043B6FE9182D0514C772FE1F99C5A2E1B5815617B0B397A628FB47200B2EF744B0766A7A58213EA886636A92796751E6C2E&amp;addr=17idD8nU8YaYxcscRSo7Do1JdZtSHMY1tx&amp;size=0&amp;version=3.0.1&amp;OS=2600&amp;ID=85&amp;inst_id=A0E07DC459DED0DA </text:p>
          <text:p text:style-name="P37"/>
        </text:list-item>
        <text:list-item>
          <text:p text:style-name="P23"><text:span text:style-name="T30">Where DH parameter is</text:span> <text:span text:style-name="T53">g</text:span>lobal recovery ECDH key:</text:p>
          <text:p text:style-name="P38">04CD4AD422DD2AC3E2CF8FC37C6D223649E0FFA4372B92FA680649B0ACE2D73D776B11767711CFB1BDB2CC40EB3FA5F043B6FE9182D0514C772FE1F99C5A2E1B5815617B0B397A628FB47200B2EF744B0766A7A58213EA886636A92796751E6C2E</text:p>
        </text:list-item>
        <text:list-item>
          <text:p text:style-name="P39">we are now able to decrypt infected file</text:p>
        </text:list-item>
      </text:list>
      <text:p text:style-name="P11"/>
      <text:p text:style-name="P14">3. You have received a disk image suspected of containing malware. Please examine the disk and documentation all relevant observations.</text:p>
      <text:p text:style-name="P41"/>
      <text:list xml:id="list5643290507317874455" text:style-name="L6">
        <text:list-item>
          <text:p text:style-name="P24"><text:span text:style-name="T34">I have reconstructed the partition but I was not able to </text:span><text:span text:style-name="T41">automatically</text:span><text:span text:style-name="T34"> infect the computer. Even when the </text:span><text:span text:style-name="T35">Windows </text:span><text:span text:style-name="T34">autorun flags were set. I believe that autorun was not able to execute file from the partition.</text:span></text:p>
        </text:list-item>
        <text:list-item>
          <text:p text:style-name="P25"><text:span text:style-name="T34">I have used testdisk - linux disk recovery software as well as hex editor in order to obtain </text:span><text:span text:style-name="T43">hidden </text:span><text:span text:style-name="T36">VBscript</text:span><text:span text:style-name="T34"> code. Then I have executed modified version in </text:span><text:span text:style-name="T37">the</text:span><text:span text:style-name="T34"> VirtualBox to </text:span><text:span text:style-name="T38">deobfuscate</text:span><text:span text:style-name="T34"> </text:span><text:span text:style-name="T38">it</text:span><text:span text:style-name="T44">self</text:span><text:span text:style-name="T34">.</text:span></text:p>
        </text:list-item>
        <text:list-item>
          <text:p text:style-name="P25"><text:span text:style-name="T39">For more detailed </text:span><text:span text:style-name="T45">image reconstruction</text:span><text:span text:style-name="T39">, please check </text:span><text:span text:style-name="T40">task_3_notes.txt file.</text:span></text:p>
        </text:list-item>
      </text:list>
      <text:p text:style-name="P26"/>
      <text:p text:style-name="P43"><text:span text:style-name="T54">Malware functionality:</text:span></text:p>
      <text:p text:style-name="P27"><text:span text:style-name="T34">Function names are in Chinese and this malware family was spreading back in 2007, so it is possible that the author really is from that part of the world. But maybe it's just camouflage.</text:span></text:p>
      <text:p text:style-name="P40"/>
      <text:p text:style-name="P40">After execution, VBScript copies itself into %System Root% and %System% directories.</text:p>
      <text:p text:style-name="P40">In my case C:\Windows\System32 and C:\ on Windows 7 was used. I had to execute it as an Admin.</text:p>
      <text:p text:style-name="P40">Files copied are:</text:p>
      <text:p text:style-name="P40">main.txt</text:p>
      <text:p text:style-name="P40">main.vbe</text:p>
      <text:p text:style-name="P40">main.vbs</text:p>
      <text:p text:style-name="P40"/>
      <text:p text:style-name="P40">Each of them contains lightly obfuscated version of the initial script <text:span text:style-name="T55">that is executed from</text:span> the USB image. All copied files are hidden.</text:p>
      <text:p text:style-name="P40"/>
      <text:p text:style-name="P40"><text:span text:style-name="T56">Script</text:span> creates file with the date of the infection, in my case V<text:span text:style-name="T57">irtual</text:span>Box time:</text:p>
      <text:p text:style-name="P40">C:\date.bin - content: "11/8/2016 5:18:15 AM"</text:p>
      <text:p text:style-name="P40"/>
      <text:p text:style-name="P40">Script sets <text:span text:style-name="T58">Windows setting </text:span>"show hidden files" to False, so the files are not visible in <text:span text:style-name="T59">the</text:span> Explorer.</text:p>
      <text:p text:style-name="P40">"HKEY_CURRENT_USER\Software\Microsoft\Windows\CurrentVersion\Explorer\Advanced\"</text:p>
      <text:p text:style-name="P40">Type_Name="REG_DWORD"</text:p>
      <text:p text:style-name="P40">Key_Name="ShowSuperHidden"</text:p>
      <text:p text:style-name="P40">Key_Data="00000000"</text:p>
      <text:p text:style-name="P40"/>
      <text:p text:style-name="P40"/>
      <text:p text:style-name="P40"><text:soft-page-break/>Script creates registry entries (if possible) for reboot survival:</text:p>
      <text:p text:style-name="P40">HKEY_LOCAL_MACHINE\SOFTWARE\Microsoft\Windows\CurrentVersion\</text:p>
      <text:p text:style-name="P40">policies\Explorer\run</text:p>
      <text:p text:style-name="P40">explorer = "main.vbe"</text:p>
      <text:p text:style-name="P40"/>
      <text:p text:style-name="P40">VB script writes AUTORUN.INF file to the various folders (C:\, system32, every drive...)</text:p>
      <text:p text:style-name="P40">in order to get executed. It also copies itself to every attached disk, removable media, network drives.</text:p>
      <text:p text:style-name="P42">Content of the Autorun.inf:</text:p>
      <text:p text:style-name="P40">daxian3.1</text:p>
      <text:p text:style-name="P40">[AutoRun]</text:p>
      <text:p text:style-name="P40">daxianbiyeliunian 2007.7.15</text:p>
      <text:p text:style-name="P40">open=WScript.exe .\main.vbs</text:p>
      <text:p text:style-name="P40">3.1</text:p>
      <text:p text:style-name="P40">shell\open=����(&amp;O)</text:p>
      <text:p text:style-name="P40">http://hgz.dinghui123.cn/wan.asp</text:p>
      <text:p text:style-name="P40">shell\open\Command=WScript.exe .\main.vbs</text:p>
      <text:p text:style-name="P40">shell\open\Default=1</text:p>
      <text:p text:style-name="P40">1/6/2009 10:29:12 PM</text:p>
      <text:p text:style-name="P40"/>
      <text:p text:style-name="P40">Finally, this script is checking url address in order to download additional <text:span text:style-name="T60">malicious executable from the Internet</text:span>. <text:span text:style-name="T61">The executable is then executed. Requested URL</text:span> is not working anymore.</text:p>
      <text:p text:style-name="P40">URL: hXXp://hgz.dinghui123.cn/wan.asp <text:s text:c="2"/><text:span text:style-name="T62">(http string changed)</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0:58:09.456368292</meta:creation-date>
    <dc:date>2016-11-08T17:45:37.545011568</dc:date>
    <meta:editing-duration>PT11H5M38S</meta:editing-duration>
    <meta:editing-cycles>193</meta:editing-cycles>
    <meta:generator>LibreOffice/4.2.8.2$Linux_X86_64 LibreOffice_project/420m0$Build-2</meta:generator>
    <meta:document-statistic meta:table-count="0" meta:image-count="0" meta:object-count="0" meta:page-count="5" meta:paragraph-count="88" meta:word-count="1215" meta:character-count="8427" meta:non-whitespace-character-count="7315"/>
  </office:meta>
</office:document-meta>
</file>